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5-06-1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12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9-1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4-02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8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4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1-04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3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854" calcext:value-type="float">
            <text:p>7.594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08980645161" calcext:value-type="float">
            <text:p>7.515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75509677419" calcext:value-type="float">
            <text:p>7.4057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752" calcext:value-type="float">
            <text:p>7.4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59303225807" calcext:value-type="float">
            <text:p>7.4855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2024" calcext:value-type="float">
            <text:p>7.38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43483870968" calcext:value-type="float">
            <text:p>7.3014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96412903226" calcext:value-type="float">
            <text:p>7.2469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74838709678" calcext:value-type="float">
            <text:p>7.2537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2448" calcext:value-type="float">
            <text:p>7.39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24309677419" calcext:value-type="float">
            <text:p>7.500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32571428572" calcext:value-type="float">
            <text:p>7.7223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2895483871" calcext:value-type="float">
            <text:p>7.761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24232258065" calcext:value-type="float">
            <text:p>7.6292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6184" calcext:value-type="float">
            <text:p>7.5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43690322581" calcext:value-type="float">
            <text:p>7.465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776" calcext:value-type="float">
            <text:p>7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19870967742" calcext:value-type="float">
            <text:p>7.4031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81135483871" calcext:value-type="float">
            <text:p>7.3028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53272" calcext:value-type="float">
            <text:p>7.2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71303225806" calcext:value-type="float">
            <text:p>7.3027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3144" calcext:value-type="float">
            <text:p>7.51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66606451613" calcext:value-type="float">
            <text:p>7.7626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95028571429" calcext:value-type="float">
            <text:p>7.8209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36309677419" calcext:value-type="float">
            <text:p>7.698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118580645161" calcext:value-type="float">
            <text:p>7.521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21032258065" calcext:value-type="float">
            <text:p>7.3732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6232" calcext:value-type="float">
            <text:p>7.29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30709677419" calcext:value-type="float">
            <text:p>7.2503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10425806452" calcext:value-type="float">
            <text:p>7.139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0976" calcext:value-type="float">
            <text:p>7.08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50916129032" calcext:value-type="float">
            <text:p>7.1095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1672" calcext:value-type="float">
            <text:p>7.2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89094736842" calcext:value-type="float">
            <text:p>7.288890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72571428572" calcext:value-type="float">
            <text:p>7.4937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56180645161" calcext:value-type="float">
            <text:p>7.4815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41883870968" calcext:value-type="float">
            <text:p>7.5544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4664" calcext:value-type="float">
            <text:p>7.4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61677419355" calcext:value-type="float">
            <text:p>7.466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984" calcext:value-type="float">
            <text:p>7.3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91561290323" calcext:value-type="float">
            <text:p>7.2029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77290322581" calcext:value-type="float">
            <text:p>7.105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1232" calcext:value-type="float">
            <text:p>7.10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21651612903" calcext:value-type="float">
            <text:p>7.103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9432" calcext:value-type="float">
            <text:p>7.19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8064516129" calcext:value-type="float">
            <text:p>7.484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58289655172" calcext:value-type="float">
            <text:p>7.79058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7904516129" calcext:value-type="float">
            <text:p>7.737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01161290323" calcext:value-type="float">
            <text:p>7.5900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7584" calcext:value-type="float">
            <text:p>7.38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91408695652" calcext:value-type="float">
            <text:p>7.26391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61714285714" calcext:value-type="float">
            <text:p>7.0786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44266666667" calcext:value-type="float">
            <text:p>7.05544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26048" calcext:value-type="float">
            <text:p>6.793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21379310345" calcext:value-type="float">
            <text:p>6.82121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4736" calcext:value-type="float">
            <text:p>7.04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25058064516" calcext:value-type="float">
            <text:p>7.523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686096551724" calcext:value-type="float">
            <text:p>7.67686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33419354839" calcext:value-type="float">
            <text:p>7.307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77169230769" calcext:value-type="float">
            <text:p>7.17077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1808" calcext:value-type="float">
            <text:p>7.0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23458064516" calcext:value-type="float">
            <text:p>7.0142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56670967742" calcext:value-type="float">
            <text:p>6.918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2352" calcext:value-type="float">
            <text:p>6.86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293341935484" calcext:value-type="float">
            <text:p>6.902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51664516129" calcext:value-type="float">
            <text:p>7.513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79314285714" calcext:value-type="float">
            <text:p>7.5977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80361290323" calcext:value-type="float">
            <text:p>7.449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950890322581" calcext:value-type="float">
            <text:p>7.279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4976" calcext:value-type="float">
            <text:p>7.1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65625806452" calcext:value-type="float">
            <text:p>6.983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448" calcext:value-type="float">
            <text:p>6.8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10529032258" calcext:value-type="float">
            <text:p>6.8401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477290322581" calcext:value-type="float">
            <text:p>6.7247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9592" calcext:value-type="float">
            <text:p>6.6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974116129032" calcext:value-type="float">
            <text:p>6.679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7944" calcext:value-type="float">
            <text:p>6.91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82864516129" calcext:value-type="float">
            <text:p>7.3428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153857142857" calcext:value-type="float">
            <text:p>7.4115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07070967742" calcext:value-type="float">
            <text:p>7.5220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97496774194" calcext:value-type="float">
            <text:p>7.345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1888" calcext:value-type="float">
            <text:p>7.2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64335483871" calcext:value-type="float">
            <text:p>7.101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1536" calcext:value-type="float">
            <text:p>7.0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04903225807" calcext:value-type="float">
            <text:p>6.943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75122580645" calcext:value-type="float">
            <text:p>6.907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784" calcext:value-type="float">
            <text:p>6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757187096774" calcext:value-type="float">
            <text:p>6.9475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8696" calcext:value-type="float">
            <text:p>7.1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31767741936" calcext:value-type="float">
            <text:p>7.519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39771428571" calcext:value-type="float">
            <text:p>7.5363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77703225807" calcext:value-type="float">
            <text:p>7.433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67096774194" calcext:value-type="float">
            <text:p>7.199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98" calcext:value-type="float">
            <text:p>6.95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34064516129" calcext:value-type="float">
            <text:p>6.867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444" calcext:value-type="float">
            <text:p>6.85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654933333333" calcext:value-type="float">
            <text:p>6.5965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89290322581" calcext:value-type="float">
            <text:p>6.541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9408" calcext:value-type="float">
            <text:p>6.48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97212903226" calcext:value-type="float">
            <text:p>6.5489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396" calcext:value-type="float">
            <text:p>6.9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85806451613" calcext:value-type="float">
            <text:p>7.393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17142857143" calcext:value-type="float">
            <text:p>7.413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08025806452" calcext:value-type="float">
            <text:p>7.328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43922580645" calcext:value-type="float">
            <text:p>7.078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4472" calcext:value-type="float">
            <text:p>6.90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76051612903" calcext:value-type="float">
            <text:p>6.883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8224" calcext:value-type="float">
            <text:p>6.75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59483870968" calcext:value-type="float">
            <text:p>6.676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62145454545" calcext:value-type="float">
            <text:p>6.46162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0808" calcext:value-type="float">
            <text:p>6.46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97729032258" calcext:value-type="float">
            <text:p>6.5779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5632" calcext:value-type="float">
            <text:p>6.81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35870967742" calcext:value-type="float">
            <text:p>7.159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04342857143" calcext:value-type="float">
            <text:p>7.5320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898812903226" calcext:value-type="float">
            <text:p>7.4389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38477419355" calcext:value-type="float">
            <text:p>7.134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9656" calcext:value-type="float">
            <text:p>6.91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17987096774" calcext:value-type="float">
            <text:p>6.8591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9008" calcext:value-type="float">
            <text:p>6.80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55432258065" calcext:value-type="float">
            <text:p>6.6965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02193548387" calcext:value-type="float">
            <text:p>6.505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38376" calcext:value-type="float">
            <text:p>6.52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50864516129" calcext:value-type="float">
            <text:p>6.687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3896" calcext:value-type="float">
            <text:p>7.0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17341935484" calcext:value-type="float">
            <text:p>7.299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09057142857" calcext:value-type="float">
            <text:p>7.6370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86374193549" calcext:value-type="float">
            <text:p>7.46386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496309677419" calcext:value-type="float">
            <text:p>7.1649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5536" calcext:value-type="float">
            <text:p>6.91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9832258065" calcext:value-type="float">
            <text:p>6.781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2168" calcext:value-type="float">
            <text:p>6.78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76180645161" calcext:value-type="float">
            <text:p>6.795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77522580645" calcext:value-type="float">
            <text:p>6.718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9704" calcext:value-type="float">
            <text:p>6.79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66116129032" calcext:value-type="float">
            <text:p>6.801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6632" calcext:value-type="float">
            <text:p>6.9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60258064516" calcext:value-type="float">
            <text:p>6.9106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49942857143" calcext:value-type="float">
            <text:p>6.9894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4015483871" calcext:value-type="float">
            <text:p>7.133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78606451613" calcext:value-type="float">
            <text:p>7.1987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26376" calcext:value-type="float">
            <text:p>7.0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60361290323" calcext:value-type="float">
            <text:p>6.9926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5808" calcext:value-type="float">
            <text:p>6.90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741006451613" calcext:value-type="float">
            <text:p>6.8574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60283870968" calcext:value-type="float">
            <text:p>6.740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6808" calcext:value-type="float">
            <text:p>6.69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1304" calcext:value-type="float">
            <text:p>7.0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46348387097" calcext:value-type="float">
            <text:p>7.481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47034482759" calcext:value-type="float">
            <text:p>7.6914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25574193548" calcext:value-type="float">
            <text:p>7.552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27922580645" calcext:value-type="float">
            <text:p>7.3222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3656" calcext:value-type="float">
            <text:p>7.06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36412903226" calcext:value-type="float">
            <text:p>7.0183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1688" calcext:value-type="float">
            <text:p>7.04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78761290323" calcext:value-type="float">
            <text:p>6.940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50038709677" calcext:value-type="float">
            <text:p>6.793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8048" calcext:value-type="float">
            <text:p>6.6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385341935484" calcext:value-type="float">
            <text:p>6.643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3216" calcext:value-type="float">
            <text:p>6.8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81961290323" calcext:value-type="float">
            <text:p>7.1968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41885714286" calcext:value-type="float">
            <text:p>7.4334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90812903226" calcext:value-type="float">
            <text:p>7.560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05187096774" calcext:value-type="float">
            <text:p>7.359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0712" calcext:value-type="float">
            <text:p>7.0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42632258065" calcext:value-type="float">
            <text:p>6.8154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7216" calcext:value-type="float">
            <text:p>6.86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52256" calcext:value-type="float">
            <text:p>6.817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34012903226" calcext:value-type="float">
            <text:p>6.826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76285714286" calcext:value-type="float">
            <text:p>6.7567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47612903226" calcext:value-type="float">
            <text:p>6.7714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9496" calcext:value-type="float">
            <text:p>6.9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53212903226" calcext:value-type="float">
            <text:p>7.2195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80942857143" calcext:value-type="float">
            <text:p>7.5648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97187096774" calcext:value-type="float">
            <text:p>7.480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48415483871" calcext:value-type="float">
            <text:p>7.224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76136" calcext:value-type="float">
            <text:p>7.01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98374193548" calcext:value-type="float">
            <text:p>6.8999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54" calcext:value-type="float">
            <text:p>6.86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86064516129" calcext:value-type="float">
            <text:p>6.836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04929032258" calcext:value-type="float">
            <text:p>6.773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7976" calcext:value-type="float">
            <text:p>6.71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94916129032" calcext:value-type="float">
            <text:p>6.819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89344" calcext:value-type="float">
            <text:p>7.0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86167741936" calcext:value-type="float">
            <text:p>7.2998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47085714286" calcext:value-type="float">
            <text:p>7.4684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35664516129" calcext:value-type="float">
            <text:p>7.376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04129032258" calcext:value-type="float">
            <text:p>7.090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152" calcext:value-type="float">
            <text:p>6.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58503225807" calcext:value-type="float">
            <text:p>6.6595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3808" calcext:value-type="float">
            <text:p>6.57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14090322581" calcext:value-type="float">
            <text:p>6.621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140722580645" calcext:value-type="float">
            <text:p>6.441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5248" calcext:value-type="float">
            <text:p>6.45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555" calcext:value-type="float">
            <text:p>6.599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40911151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61476923077" calcext:value-type="float">
            <text:p>6.99961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38" meta:object-count="0"/>
    <meta:user-defined meta:name="AppVersion">3.0</meta:user-defined>
  </office:meta>
</office:document-meta>
</file>